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22-02-08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9-02-20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8-01-30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0792" calcext:value-type="float">
            <text:p>15.48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6-12-09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6-01-29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5-01-27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25088" calcext:value-type="float">
            <text:p>16.32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3-12-16 17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331184" calcext:value-type="float">
            <text:p>16.33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3-01-1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14064" calcext:value-type="float">
            <text:p>16.51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1-12-12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10-12-21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9-12-21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068" calcext:value-type="float">
            <text:p>16.87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9-01-30 17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8-02-25 17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7-02-21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1496" calcext:value-type="float">
            <text:p>16.54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6-02-0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5-02-28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0304" calcext:value-type="float">
            <text:p>16.91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4-02-18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3-02-19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2-03-04 18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1-03-01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1648" calcext:value-type="float">
            <text:p>19.2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2000-02-09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3384" calcext:value-type="float">
            <text:p>18.6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9-01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8-01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5784" calcext:value-type="float">
            <text:p>18.84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7-01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6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4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3-1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2-05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0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37368" calcext:value-type="float">
            <text:p>23.137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8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7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5-1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41656" calcext:value-type="float">
            <text:p>25.44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4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9784" calcext:value-type="float">
            <text:p>27.98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9144" calcext:value-type="float">
            <text:p>34.29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2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2784" calcext:value-type="float">
            <text:p>29.13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2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1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8792" calcext:value-type="float">
            <text:p>33.76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1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6872" calcext:value-type="float">
            <text:p>33.64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80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9-10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8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59392" calcext:value-type="float">
            <text:p>34.75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8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7-04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6-1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6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5-05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3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2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1-06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70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322" calcext:value-type="float">
            <text:p>29.03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69-05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924" calcext:value-type="float">
            <text:p>28.20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67-05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66-1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3156094515501</text:p>
          </table:table-cell>
          <table:table-cell office:value-type="string" calcext:value-type="string">
            <text:p>1966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7456" calcext:value-type="float">
            <text:p>26.12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1" meta:object-count="0"/>
    <meta:user-defined meta:name="AppVersion">3.0</meta:user-defined>
  </office:meta>
</office:document-meta>
</file>